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8" calcext:value-type="float">
            <text:p>998</text:p>
          </table:table-cell>
          <table:table-cell table:style-name="ce7" table:formula="of:=COUNTIF([.B7:.B1095];&quot;X&quot;)" office:value-type="float" office:value="851" calcext:value-type="float">
            <text:p>85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2" calcext:value-type="float">
            <text:p>10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5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5">00/00/0000</text:date>, <text:time style:data-style-name="N2" text:time-value="19:02:09.4138326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5T19:02:38.609365576</dc:date>
    <meta:editing-duration>P1DT3H27M53S</meta:editing-duration>
    <meta:editing-cycles>999</meta:editing-cycles>
    <meta:document-statistic meta:table-count="1" meta:cell-count="6015" meta:object-count="0"/>
  </office:meta>
</office:document-meta>
</file>